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T2" style:parent-style-name="DefaultParagraphFont" style:family="text">
      <style:text-properties fo:font-weight="bold" style:font-weight-asian="bold" style:font-weight-complex="bold" fo:color="#000099"/>
    </style:style>
    <style:style style:name="P3" style:parent-style-name="Standard" style:family="paragraph">
      <style:text-properties fo:font-weight="bold" style:font-weight-asian="bold" style:font-weight-complex="bold" fo:color="#000000"/>
    </style:style>
    <style:style style:name="T4" style:parent-style-name="DefaultParagraphFont" style:family="text">
      <style:text-properties fo:font-weight="bold" style:font-weight-asian="bold" style:font-weight-complex="bold" fo:color="#000000"/>
    </style:style>
    <style:style style:name="T5" style:parent-style-name="DefaultParagraphFont" style:family="text">
      <style:text-properties fo:font-weight="bold" style:font-weight-asian="bold" style:font-weight-complex="bold" fo:color="#000000"/>
    </style:style>
    <style:style style:name="T6" style:parent-style-name="DefaultParagraphFont" style:family="text">
      <style:text-properties fo:font-weight="bold" style:font-weight-asian="bold" style:font-weight-complex="bold" fo:color="#000000"/>
    </style:style>
    <style:style style:name="T7" style:parent-style-name="DefaultParagraphFont" style:family="text">
      <style:text-properties fo:font-weight="bold" style:font-weight-asian="bold" style:font-weight-complex="bold" fo:color="#000000"/>
    </style:style>
    <style:style style:name="P8" style:parent-style-name="Standard" style:family="paragraph">
      <style:text-properties fo:font-weight="bold" style:font-weight-asian="bold" style:font-weight-complex="bold" fo:color="#000099"/>
    </style:style>
    <style:style style:name="P9" style:parent-style-name="Standard" style:family="paragraph">
      <style:text-properties fo:font-weight="bold" style:font-weight-asian="bold" style:font-weight-complex="bold" fo:color="#FF3333"/>
    </style:style>
    <style:style style:name="T10" style:parent-style-name="DefaultParagraphFont" style:family="text">
      <style:text-properties fo:font-weight="bold" style:font-weight-asian="bold" style:font-weight-complex="bold" fo:color="#000099"/>
    </style:style>
    <style:style style:name="T11" style:parent-style-name="DefaultParagraphFont" style:family="text">
      <style:text-properties fo:font-weight="bold" style:font-weight-asian="bold" style:font-weight-complex="bold" fo:color="#000099"/>
    </style:style>
    <style:style style:name="T12" style:parent-style-name="DefaultParagraphFont" style:family="text">
      <style:text-properties fo:font-weight="bold" style:font-weight-asian="bold" style:font-weight-complex="bold" fo:color="#000099"/>
    </style:style>
    <style:style style:name="T13" style:parent-style-name="DefaultParagraphFont" style:family="text">
      <style:text-properties fo:font-weight="bold" style:font-weight-asian="bold" style:font-weight-complex="bold" fo:color="#000099"/>
    </style:style>
    <style:style style:name="T14" style:parent-style-name="DefaultParagraphFont" style:family="text">
      <style:text-properties fo:font-weight="bold" style:font-weight-asian="bold" style:font-weight-complex="bold" fo:color="#000099"/>
    </style:style>
    <style:style style:name="P15" style:parent-style-name="Standard" style:family="paragraph">
      <style:text-properties fo:font-weight="bold" style:font-weight-asian="bold" style:font-weight-complex="bold" fo:color="#000099"/>
    </style:style>
    <style:style style:name="P16" style:parent-style-name="Standard" style:family="paragraph">
      <style:text-properties fo:font-weight="bold" style:font-weight-asian="bold" style:font-weight-complex="bold" fo:color="#000099"/>
    </style:style>
    <style:style style:name="T17" style:parent-style-name="DefaultParagraphFont" style:family="text">
      <style:text-properties fo:font-weight="bold" style:font-weight-asian="bold" style:font-weight-complex="bold" fo:color="#000099"/>
    </style:style>
    <style:style style:name="T18" style:parent-style-name="DefaultParagraphFont" style:family="text">
      <style:text-properties fo:font-weight="bold" style:font-weight-asian="bold" style:font-weight-complex="bold" fo:color="#000099"/>
    </style:style>
    <style:style style:name="T19" style:parent-style-name="DefaultParagraphFont" style:family="text">
      <style:text-properties fo:font-weight="bold" style:font-weight-asian="bold" style:font-weight-complex="bold" fo:color="#000099"/>
    </style:style>
    <style:style style:name="P20" style:parent-style-name="Standard" style:family="paragraph">
      <style:text-properties fo:font-weight="bold" style:font-weight-asian="bold" style:font-weight-complex="bold" fo:color="#000099"/>
    </style:style>
    <style:style style:name="P21" style:parent-style-name="Standard" style:family="paragraph">
      <style:text-properties fo:font-weight="bold" style:font-weight-asian="bold" style:font-weight-complex="bold" fo:color="#000099"/>
    </style:style>
    <style:style style:name="P22" style:parent-style-name="Standard" style:family="paragraph">
      <style:text-properties fo:font-weight="bold" style:font-weight-asian="bold" style:font-weight-complex="bold" fo:color="#000099"/>
    </style:style>
    <style:style style:name="P23" style:parent-style-name="Standard" style:family="paragraph">
      <style:text-properties fo:font-weight="bold" style:font-weight-asian="bold" style:font-weight-complex="bold" fo:color="#000099"/>
    </style:style>
    <style:style style:name="P24" style:parent-style-name="Standard" style:family="paragraph">
      <style:text-properties fo:font-weight="bold" style:font-weight-asian="bold" style:font-weight-complex="bold" fo:color="#000099"/>
    </style:style>
    <style:style style:name="T25" style:parent-style-name="DefaultParagraphFont" style:family="text">
      <style:text-properties fo:font-weight="bold" style:font-weight-asian="bold" style:font-weight-complex="bold" fo:color="#000099"/>
    </style:style>
    <style:style style:name="T26" style:parent-style-name="DefaultParagraphFont" style:family="text">
      <style:text-properties fo:font-weight="bold" style:font-weight-asian="bold" style:font-weight-complex="bold" fo:color="#000099"/>
    </style:style>
    <style:style style:name="T27" style:parent-style-name="DefaultParagraphFont" style:family="text">
      <style:text-properties fo:font-weight="bold" style:font-weight-asian="bold" style:font-weight-complex="bold" fo:color="#000099"/>
    </style:style>
    <style:style style:name="T28" style:parent-style-name="DefaultParagraphFont" style:family="text">
      <style:text-properties fo:font-weight="bold" style:font-weight-asian="bold" style:font-weight-complex="bold" fo:color="#000099"/>
    </style:style>
    <style:style style:name="T29" style:parent-style-name="DefaultParagraphFont" style:family="text">
      <style:text-properties fo:font-weight="bold" style:font-weight-asian="bold" style:font-weight-complex="bold" fo:color="#FF0000"/>
    </style:style>
    <style:style style:name="T30" style:parent-style-name="DefaultParagraphFont" style:family="text">
      <style:text-properties fo:font-weight="bold" style:font-weight-asian="bold" style:font-weight-complex="bold" fo:color="#FF0000"/>
    </style:style>
    <style:style style:name="P31" style:parent-style-name="Standard" style:family="paragraph">
      <style:text-properties fo:font-weight="bold" style:font-weight-asian="bold" style:font-weight-complex="bold" fo:color="#FF0000"/>
    </style:style>
    <style:style style:name="P32" style:parent-style-name="Standard" style:family="paragraph">
      <style:text-properties fo:font-weight="bold" style:font-weight-asian="bold" style:font-weight-complex="bold" fo:color="#000099" fo:font-size="15pt" style:font-size-asian="15pt" style:font-size-complex="15pt"/>
    </style:style>
    <style:style style:name="T33" style:parent-style-name="DefaultParagraphFont" style:family="text">
      <style:text-properties fo:font-weight="bold" style:font-weight-asian="bold" style:font-weight-complex="bold" fo:color="#000099"/>
    </style:style>
    <style:style style:name="P34" style:parent-style-name="Standard" style:family="paragraph">
      <style:text-properties fo:font-weight="bold" style:font-weight-asian="bold" style:font-weight-complex="bold"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font-weight="bold" style:font-weight-asian="bold" style:font-weight-complex="bold" fo:color="#000099"/>
    </style:style>
    <style:style style:name="T43" style:parent-style-name="DefaultParagraphFont" style:family="text">
      <style:text-properties fo:font-weight="bold" style:font-weight-asian="bold" style:font-weight-complex="bold" fo:color="#000099"/>
    </style:style>
    <style:style style:name="P44" style:parent-style-name="Standard" style:family="paragraph">
      <style:text-properties fo:font-weight="bold" style:font-weight-asian="bold" style:font-weight-complex="bold" fo:color="#000099"/>
    </style:style>
    <style:style style:name="P45" style:parent-style-name="Standard" style:family="paragraph">
      <style:text-properties fo:font-weight="bold" style:font-weight-asian="bold" style:font-weight-complex="bold" fo:color="#000099"/>
    </style:style>
    <style:style style:name="P46" style:parent-style-name="Standard" style:family="paragraph">
      <style:text-properties fo:font-weight="bold" style:font-weight-asian="bold" style:font-weight-complex="bold" fo:color="#000099"/>
    </style:style>
    <style:style style:name="P47" style:parent-style-name="Standard" style:family="paragraph">
      <style:text-properties fo:font-weight="bold" style:font-weight-asian="bold" style:font-weight-complex="bold" fo:color="#000099"/>
    </style:style>
    <style:style style:name="T48" style:parent-style-name="DefaultParagraphFont" style:family="text">
      <style:text-properties fo:font-weight="bold" style:font-weight-asian="bold" style:font-weight-complex="bold" fo:color="#000099"/>
    </style:style>
    <style:style style:name="T49" style:parent-style-name="DefaultParagraphFont" style:family="text">
      <style:text-properties fo:font-weight="bold" style:font-weight-asian="bold" style:font-weight-complex="bold" fo:color="#000099"/>
    </style:style>
    <style:style style:name="P50" style:parent-style-name="Standard" style:family="paragraph">
      <style:text-properties fo:font-weight="bold" style:font-weight-asian="bold" style:font-weight-complex="bold" fo:color="#000099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T59" style:parent-style-name="DefaultParagraphFont" style:family="text">
      <style:text-properties fo:font-weight="bold" style:font-weight-asian="bold" style:font-weight-complex="bold" fo:color="#000099"/>
    </style:style>
    <style:style style:name="T60" style:parent-style-name="DefaultParagraphFont" style:family="text">
      <style:text-properties fo:font-weight="bold" style:font-weight-asian="bold" style:font-weight-complex="bold" fo:color="#000099"/>
    </style:style>
    <style:style style:name="T61" style:parent-style-name="DefaultParagraphFont" style:family="text">
      <style:text-properties fo:font-weight="bold" style:font-weight-asian="bold" style:font-weight-complex="bold" fo:color="#000099"/>
    </style:style>
    <style:style style:name="T62" style:parent-style-name="DefaultParagraphFont" style:family="text">
      <style:text-properties fo:font-weight="bold" style:font-weight-asian="bold" style:font-weight-complex="bold" fo:color="#000099"/>
    </style:style>
    <style:style style:name="P63" style:parent-style-name="Standard" style:family="paragraph">
      <style:text-properties fo:font-weight="bold" style:font-weight-asian="bold" style:font-weight-complex="bold" fo:color="#000099"/>
    </style:style>
    <style:style style:name="P64" style:parent-style-name="Standard" style:family="paragraph">
      <style:text-properties fo:font-weight="bold" style:font-weight-asian="bold" style:font-weight-complex="bold" fo:color="#FF0000" fo:font-size="15pt" style:font-size-asian="15pt" style:font-size-complex="15pt"/>
    </style:style>
    <style:style style:name="P65" style:parent-style-name="Standard" style:family="paragraph">
      <style:text-properties fo:font-weight="bold" style:font-weight-asian="bold" style:font-weight-complex="bold" fo:color="#FF6666" fo:font-size="15pt" style:font-size-asian="15pt" style:font-size-complex="15pt"/>
    </style:style>
    <style:style style:name="T66" style:parent-style-name="DefaultParagraphFont" style:family="text">
      <style:text-properties fo:font-weight="bold" style:font-weight-asian="bold" style:font-weight-complex="bold" fo:color="#000099"/>
    </style:style>
    <style:style style:name="P67" style:parent-style-name="Standard" style:family="paragraph">
      <style:text-properties fo:font-weight="bold" style:font-weight-asian="bold" style:font-weight-complex="bold" fo:color="#000099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font-weight="bold" style:font-weight-asian="bold" style:font-weight-complex="bold" fo:color="#000099"/>
    </style:style>
    <style:style style:name="P76" style:parent-style-name="Standard" style:family="paragraph">
      <style:text-properties fo:font-weight="bold" style:font-weight-asian="bold" style:font-weight-complex="bold" fo:color="#000099"/>
    </style:style>
    <style:style style:name="P77" style:parent-style-name="Standard" style:family="paragraph">
      <style:text-properties fo:font-weight="bold" style:font-weight-asian="bold" style:font-weight-complex="bold" fo:color="#000099"/>
    </style:style>
    <style:style style:name="P78" style:parent-style-name="Standard" style:family="paragraph">
      <style:text-properties fo:font-weight="bold" style:font-weight-asian="bold" style:font-weight-complex="bold" fo:color="#000099"/>
    </style:style>
    <style:style style:name="P79" style:parent-style-name="Standard" style:family="paragraph">
      <style:text-properties fo:font-weight="bold" style:font-weight-asian="bold" style:font-weight-complex="bold" fo:color="#000099"/>
    </style:style>
    <style:style style:name="P80" style:parent-style-name="Standard" style:family="paragraph">
      <style:text-properties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family="paragraph">
      <style:text-properties fo:color="#000000"/>
    </style:style>
    <style:style style:name="P83" style:parent-style-name="Standard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P85" style:parent-style-name="Standard" style:family="paragraph">
      <style:text-properties fo:font-weight="bold" style:font-weight-asian="bold" style:font-weight-complex="bold" fo:color="#000099"/>
    </style:style>
    <style:style style:name="P86" style:parent-style-name="Standard" style:family="paragraph">
      <style:text-properties fo:font-weight="bold" style:font-weight-asian="bold" style:font-weight-complex="bold" fo:color="#000099"/>
    </style:style>
    <style:style style:name="P87" style:parent-style-name="Standard" style:family="paragraph">
      <style:text-properties fo:color="#000000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P90" style:parent-style-name="Standard" style:family="paragraph">
      <style:text-properties fo:color="#000000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Standard" style:family="paragraph">
      <style:text-properties fo:color="#000000"/>
    </style:style>
    <style:style style:name="P95" style:parent-style-name="Standard" style:family="paragraph">
      <style:text-properties fo:color="#000000"/>
    </style:style>
    <style:style style:name="P96" style:parent-style-name="Standard" style:family="paragraph">
      <style:text-properties fo:font-weight="bold" style:font-weight-asian="bold" style:font-weight-complex="bold" fo:color="#000099"/>
    </style:style>
    <style:style style:name="P97" style:parent-style-name="Standard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color="#000000"/>
    </style:style>
    <style:style style:name="P101" style:parent-style-name="Standard" style:family="paragraph">
      <style:text-properties fo:font-weight="bold" style:font-weight-asian="bold" style:font-weight-complex="bold" fo:color="#000099"/>
    </style:style>
    <style:style style:name="P102" style:parent-style-name="Standard" style:family="paragraph">
      <style:text-properties fo:font-weight="bold" style:font-weight-asian="bold" style:font-weight-complex="bold" fo:color="#000099"/>
    </style:style>
    <style:style style:name="P103" style:parent-style-name="Standard" style:family="paragraph">
      <style:text-properties fo:font-weight="bold" style:font-weight-asian="bold" style:font-weight-complex="bold" fo:color="#000099"/>
    </style:style>
    <style:style style:name="P104" style:parent-style-name="Standard" style:family="paragraph">
      <style:text-properties fo:font-weight="bold" style:font-weight-asian="bold" style:font-weight-complex="bold" fo:color="#000099"/>
    </style:style>
    <style:style style:name="P105" style:parent-style-name="Standard" style:family="paragraph">
      <style:text-properties fo:color="#000000"/>
    </style:style>
    <style:style style:name="P106" style:parent-style-name="Standard" style:family="paragraph">
      <style:text-properties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text-properties fo:color="#000000"/>
    </style:style>
    <style:style style:name="P112" style:parent-style-name="Standard" style:family="paragraph">
      <style:text-properties fo:color="#000000"/>
    </style:style>
    <style:style style:name="P113" style:parent-style-name="Standard" style:family="paragraph">
      <style:text-properties fo:color="#000000"/>
    </style:style>
    <style:style style:name="P114" style:parent-style-name="Standard" style:family="paragraph">
      <style:text-properties fo:font-weight="bold" style:font-weight-asian="bold" style:font-weight-complex="bold" fo:color="#000099"/>
    </style:style>
    <style:style style:name="P115" style:parent-style-name="Standard" style:family="paragraph">
      <style:text-properties fo:font-weight="bold" style:font-weight-asian="bold" style:font-weight-complex="bold" fo:color="#000099"/>
    </style:style>
    <style:style style:name="P116" style:parent-style-name="Standard" style:family="paragraph">
      <style:text-properties fo:color="#000000"/>
    </style:style>
    <style:style style:name="P117" style:parent-style-name="Standard" style:family="paragraph">
      <style:text-properties fo:color="#000000"/>
    </style:style>
    <style:style style:name="P118" style:parent-style-name="Standard" style:family="paragraph">
      <style:text-properties fo:color="#000000"/>
    </style:style>
    <style:style style:name="P119" style:parent-style-name="Standard" style:family="paragraph">
      <style:text-properties fo:color="#000000"/>
    </style:style>
    <style:style style:name="P120" style:parent-style-name="Standard" style:family="paragraph">
      <style:text-properties fo:font-weight="bold" style:font-weight-asian="bold" style:font-weight-complex="bold" fo:color="#000099"/>
    </style:style>
    <style:style style:name="P121" style:parent-style-name="Standard" style:family="paragraph">
      <style:text-properties fo:font-weight="bold" style:font-weight-asian="bold" style:font-weight-complex="bold" fo:color="#000099"/>
    </style:style>
    <style:style style:name="P122" style:parent-style-name="Standard" style:family="paragraph">
      <style:text-properties fo:font-weight="bold" style:font-weight-asian="bold" style:font-weight-complex="bold" fo:color="#000099"/>
    </style:style>
    <style:style style:name="P123" style:parent-style-name="Standard" style:family="paragraph">
      <style:text-properties fo:font-weight="bold" style:font-weight-asian="bold" style:font-weight-complex="bold" fo:color="#000099"/>
    </style:style>
    <style:style style:name="P124" style:parent-style-name="Standard" style:family="paragraph">
      <style:text-properties fo:color="#000000"/>
    </style:style>
    <style:style style:name="P125" style:parent-style-name="Standard" style:family="paragraph">
      <style:text-properties fo:color="#000000"/>
    </style:style>
    <style:style style:name="P126" style:parent-style-name="Standard" style:family="paragraph">
      <style:text-properties fo:color="#000000"/>
    </style:style>
    <style:style style:name="P127" style:parent-style-name="Standard" style:family="paragraph">
      <style:text-properties fo:color="#000000"/>
    </style:style>
    <style:style style:name="P128" style:parent-style-name="Standard" style:family="paragraph">
      <style:text-properties fo:color="#000000"/>
    </style:style>
    <style:style style:name="P129" style:parent-style-name="Standard" style:family="paragraph">
      <style:text-properties fo:color="#000000"/>
    </style:style>
    <style:style style:name="P130" style:parent-style-name="Standard" style:family="paragraph">
      <style:text-properties fo:color="#000000"/>
    </style:style>
    <style:style style:name="P131" style:parent-style-name="Standard" style:family="paragraph">
      <style:text-properties fo:color="#000000"/>
    </style:style>
    <style:style style:name="P132" style:parent-style-name="Standard" style:family="paragraph">
      <style:text-properties fo:color="#000000"/>
    </style:style>
    <style:style style:name="T133" style:parent-style-name="DefaultParagraphFont" style:family="text">
      <style:text-properties fo:font-weight="bold" style:font-weight-asian="bold" style:font-weight-complex="bold" fo:color="#000099"/>
    </style:style>
    <style:style style:name="P134" style:parent-style-name="Standard" style:family="paragraph">
      <style:text-properties fo:font-weight="bold" style:font-weight-asian="bold" style:font-weight-complex="bold" fo:color="#000099"/>
    </style:style>
    <style:style style:name="P135" style:parent-style-name="Standard" style:family="paragraph">
      <style:text-properties fo:font-weight="bold" style:font-weight-asian="bold" style:font-weight-complex="bold" fo:color="#000099"/>
    </style:style>
    <style:style style:name="P136" style:parent-style-name="Standard" style:family="paragraph">
      <style:text-properties fo:font-weight="bold" style:font-weight-asian="bold" style:font-weight-complex="bold" fo:color="#000099"/>
    </style:style>
    <style:style style:name="P137" style:parent-style-name="Standard" style:family="paragraph">
      <style:text-properties fo:color="#000000"/>
    </style:style>
    <style:style style:name="P138" style:parent-style-name="Standard" style:family="paragraph">
      <style:text-properties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family="paragraph">
      <style:text-properties fo:color="#000000"/>
    </style:style>
    <style:style style:name="P141" style:parent-style-name="Standard" style:family="paragraph">
      <style:text-properties fo:font-weight="bold" style:font-weight-asian="bold" style:font-weight-complex="bold" fo:color="#000099"/>
    </style:style>
    <style:style style:name="P142" style:parent-style-name="Standard" style:family="paragraph">
      <style:text-properties fo:color="#000000"/>
    </style:style>
    <style:style style:name="P143" style:parent-style-name="Standard" style:family="paragraph">
      <style:text-properties fo:color="#000000"/>
    </style:style>
    <style:style style:name="P144" style:parent-style-name="Standard" style:family="paragraph">
      <style:text-properties fo:color="#000000"/>
    </style:style>
    <style:style style:name="P145" style:parent-style-name="Standard" style:family="paragraph">
      <style:text-properties fo:color="#000000"/>
    </style:style>
    <style:style style:name="P146" style:parent-style-name="Standard" style:family="paragraph">
      <style:text-properties fo:color="#000000"/>
    </style:style>
    <style:style style:name="P147" style:parent-style-name="Standard" style:family="paragraph">
      <style:text-properties fo:color="#000000"/>
    </style:style>
    <style:style style:name="P148" style:parent-style-name="Standard" style:family="paragraph">
      <style:text-properties fo:color="#000000"/>
    </style:style>
    <style:style style:name="P149" style:parent-style-name="Standard" style:family="paragraph">
      <style:text-properties fo:color="#000000"/>
    </style:style>
    <style:style style:name="P150" style:parent-style-name="Standard" style:family="paragraph">
      <style:text-properties fo:color="#000000"/>
    </style:style>
    <style:style style:name="P151" style:parent-style-name="Standard" style:family="paragraph">
      <style:text-properties fo:color="#000000"/>
    </style:style>
    <style:style style:name="P152" style:parent-style-name="Standard" style:family="paragraph">
      <style:text-properties fo:font-weight="bold" style:font-weight-asian="bold" style:font-weight-complex="bold" fo:color="#000099"/>
    </style:style>
    <style:style style:name="P153" style:parent-style-name="Standard" style:family="paragraph">
      <style:text-properties fo:font-weight="bold" style:font-weight-asian="bold" style:font-weight-complex="bold" fo:color="#000099"/>
    </style:style>
    <style:style style:name="P154" style:parent-style-name="Standard" style:family="paragraph">
      <style:text-properties fo:font-weight="bold" style:font-weight-asian="bold" style:font-weight-complex="bold" fo:color="#000099"/>
    </style:style>
    <style:style style:name="T155" style:parent-style-name="DefaultParagraphFont" style:family="text">
      <style:text-properties fo:font-weight="bold" style:font-weight-asian="bold" style:font-weight-complex="bold" fo:color="#FF0000"/>
    </style:style>
  </office:automatic-styles>
  <office:body>
    <office:text text:use-soft-page-breaks="true">
      <text:p text:style-name="P1">Terraform Related notes</text:p>
      <text:p text:style-name="Standard"/>
      <text:p text:style-name="Standard"/>
      <text:p text:style-name="Standard">1)first you have to visit<text:s/><text:a xlink:href="https://www.terraform.io/downloads.html" office:target-frame-name="_top" xlink:show="replace"><text:span text:style-name="T2">https://www.terraform.io/downloads.html</text:span></text:a></text:p>
      <text:p text:style-name="P3">2)Download terraform which is your<text:s/>compatible os type.</text:p>
      <text:p text:style-name="Standard"><text:span text:style-name="T4">3)after downloading complete extract terraform setup then install terraform using sudo mv terraform /usr/bin/ command.</text:span></text:p>
      <text:p text:style-name="Standard"><text:span text:style-name="T5">4)after that you want to check its installed or not enter <text:s/>terraform <text:s text:c="2"/>command.</text:span></text:p>
      <text:p text:style-name="Standard"><text:span text:style-name="T6">5)terraform –-vsersion to check which</text:span><text:span text:style-name="T7"><text:s/>version installed in your system.</text:span></text:p>
      <text:p text:style-name="P8">Afetr that enter one by one command which is listed below.</text:p>
      <text:p text:style-name="P9">first create one user in aws console with administrator access and download csv file.</text:p>
      <text:p text:style-name="Standard"><text:span text:style-name="T10">1)mkdir mytraining</text:span></text:p>
      <text:p text:style-name="Standard"><text:span text:style-name="T11">2)cd mytraining/</text:span></text:p>
      <text:p text:style-name="Standard"><text:span text:style-name="T12">3)vim aws.tf (note atfer enter this comm</text:span><text:span text:style-name="T13">and showing some error regarding vim not installed then you want to install through this command sudo apt install vim )</text:span></text:p>
      <text:p text:style-name="Standard"><text:span text:style-name="T14">4)vim aws.tf</text:span></text:p>
      <text:p text:style-name="P15"/>
      <text:p text:style-name="Standard">provider "aws" {</text:p>
      <text:p text:style-name="Standard"><text:s text:c="2"/>access_key = "AKIAJ7JWTKN7IO5RBLUQ"</text:p>
      <text:p text:style-name="Standard"><text:s text:c="2"/>secret_key = "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"</text:p>
      <text:p text:style-name="Standard"><text:s text:c="2"/>region<text:s/><text:s text:c="4"/>= "ap-south-1"</text:p>
      <text:p text:style-name="Standard">}</text:p>
      <text:p text:style-name="P16"/>
      <text:p text:style-name="Standard"><text:span text:style-name="T17">5)cat aws.tf (for view purpose)</text:span></text:p>
      <text:p text:style-name="Standard"><text:span text:style-name="T18">6)terraform init</text:span></text:p>
      <text:p text:style-name="Standard"><text:span text:style-name="T19">7)vim ec2.tf</text:span></text:p>
      <text:p text:style-name="P20"/>
      <text:p text:style-name="Standard">resource "aws_instance"<text:s/>"my_ec2" {</text:p>
      <text:p text:style-name="Standard"><text:s text:c="2"/>ami <text:s text:c="10"/>= "ami code which is available in aws console”</text:p>
      <text:p text:style-name="Standard">tags {</text:p>
      <text:p text:style-name="Standard">Name ="My terraform-ec2"</text:p>
      <text:p text:style-name="P21">}</text:p>
      <text:p text:style-name="P22"><text:s text:c="2"/>instance_type = "t2.micro"</text:p>
      <text:p text:style-name="P23">}</text:p>
      <text:p text:style-name="P24"/>
      <text:p text:style-name="Standard"><text:span text:style-name="T25">8)cat ec2.tf</text:span></text:p>
      <text:p text:style-name="Standard"><text:span text:style-name="T26">9)terraform validate</text:span></text:p>
      <text:p text:style-name="Standard"><text:span text:style-name="T27">10)terraform plan</text:span></text:p>
      <text:p text:style-name="Standard"><text:span text:style-name="T28">11)terraform apply</text:span></text:p>
      <text:p text:style-name="Standard"><text:span text:style-name="T29">12)terraform destroy(this command use only<text:s/></text:span><text:span text:style-name="T30">for terminate your changes in aws console)</text:span></text:p>
      <text:p text:style-name="P31"/>
      <text:p text:style-name="P32">After that we are use variables</text:p>
      <text:p text:style-name="Standard"><text:span text:style-name="T33">13)vim variable.tf</text:span></text:p>
      <text:p text:style-name="P34"/>
      <text:p text:style-name="P35">variable "ami"{</text:p>
      <text:p text:style-name="P36">default = "ami-531a4c3c"</text:p>
      <text:p text:style-name="P37">type ="string"</text:p>
      <text:p text:style-name="P38">}</text:p>
      <text:p text:style-name="P39">variable "type"{</text:p>
      <text:p text:style-name="P40">default ="t2.micro"</text:p>
      <text:p text:style-name="P41">}</text:p>
      <text:p text:style-name="P42"/>
      <text:soft-page-break/>
      <text:p text:style-name="Standard"><text:span text:style-name="T43">14)cat variable.tf</text:span></text:p>
      <text:p text:style-name="P44"/>
      <text:p text:style-name="P45"/>
      <text:p text:style-name="P46"/>
      <text:p text:style-name="P47"><text:s/></text:p>
      <text:p text:style-name="Standard"><text:span text:style-name="T48">15) vim ec2.tf (make changes in ec2<text:s/></text:span><text:span text:style-name="T49">for call variable in this file which is declare in variable file.)</text:span></text:p>
      <text:p text:style-name="P50"/>
      <text:p text:style-name="P51">resource "aws_instance" "my_ec2" {// i declare variable</text:p>
      <text:p text:style-name="P52"><text:s text:c="2"/>ami <text:s text:c="10"/>= "${var.ami}"</text:p>
      <text:p text:style-name="P53">tags {</text:p>
      <text:p text:style-name="P54">Name ="My terraform-ec2"</text:p>
      <text:p text:style-name="P55">}</text:p>
      <text:p text:style-name="P56"><text:s text:c="2"/>instance_type = "${var.type}"</text:p>
      <text:p text:style-name="P57">}</text:p>
      <text:p text:style-name="P58"/>
      <text:p text:style-name="Standard"><text:span text:style-name="T59">16)terraform validate</text:span></text:p>
      <text:p text:style-name="Standard"><text:span text:style-name="T60">17)</text:span><text:span text:style-name="T61">terraform plan</text:span></text:p>
      <text:p text:style-name="Standard"><text:span text:style-name="T62">18)terraform apply</text:span></text:p>
      <text:p text:style-name="P63"/>
      <text:p text:style-name="P64">ec2 modification has been done using variable declaration and calling.After that i want to create one VPC through terraform with 2 subnet mask,internet gateway,route table.</text:p>
      <text:p text:style-name="P65"/>
      <text:p text:style-name="Standard"><text:span text:style-name="T66">19)vim vpc.tf</text:span></text:p>
      <text:p text:style-name="P67"/>
      <text:p text:style-name="P68">resource "aws_vpc" "Terraform_VPC" {</text:p>
      <text:p text:style-name="P69"><text:s text:c="2"/>cidr_block = "10.0.0.0/16"</text:p>
      <text:p text:style-name="P70">tags {</text:p>
      <text:p text:style-name="P71">Name ="Rupesh_vpc"</text:p>
      <text:p text:style-name="P72">}</text:p>
      <text:p text:style-name="P73">}</text:p>
      <text:p text:style-name="P74"/>
      <text:p text:style-name="P75">20)terraform validate</text:p>
      <text:p text:style-name="P76">21)<text:s text:c="2"/>terraform plan</text:p>
      <text:p text:style-name="P77">22) terraform apply (after that your VPC has been crated in aws console)</text:p>
      <text:p text:style-name="P78">after that you want to declare variable for subnet in variable.tf file this very mendatory.</text:p>
      <text:p text:style-name="P79">23)Vim variable.tf</text:p>
      <text:p text:style-name="P80"/>
      <text:p text:style-name="P81">variable "vpc_id"{</text:p>
      <text:p text:style-name="P82">default ="vpc-ce6cc5a6"</text:p>
      <text:p text:style-name="P83">}</text:p>
      <text:p text:style-name="P84"/>
      <text:p text:style-name="P85">24)vim subnet1.tf</text:p>
      <text:p text:style-name="P86"/>
      <text:p text:style-name="P87">resource "aws_subnet" "subnet1" {</text:p>
      <text:p text:style-name="P88"><text:s text:c="2"/>vpc_id <text:s text:c="4"/>= "${var.vpc_id}"</text:p>
      <text:p text:style-name="P89"><text:s text:c="2"/>cidr_block = "10.0.1.0/24"</text:p>
      <text:p text:style-name="P90"/>
      <text:p text:style-name="P91"><text:s text:c="2"/>tags {</text:p>
      <text:p text:style-name="P92"><text:s text:c="4"/>Name = "subnet1"</text:p>
      <text:soft-page-break/>
      <text:p text:style-name="P93"><text:s text:c="2"/>}</text:p>
      <text:p text:style-name="P94">}</text:p>
      <text:p text:style-name="P95"/>
      <text:p text:style-name="P96">need to declare variable in vaeriable.tf file <text:s/>(not required)</text:p>
      <text:p text:style-name="P97">variable "subnet1"{</text:p>
      <text:p text:style-name="P98">default ="10.0.1.0/24"</text:p>
      <text:p text:style-name="P99">}</text:p>
      <text:p text:style-name="P100"/>
      <text:p text:style-name="P101">25)<text:s/>terraform validate</text:p>
      <text:p text:style-name="P102">26)terraform plan</text:p>
      <text:p text:style-name="P103">27)terraform apply(after that your 1st subnet has been created in aws console)</text:p>
      <text:p text:style-name="P104">28)vim subnet2.tf</text:p>
      <text:p text:style-name="P105"/>
      <text:p text:style-name="P106">resource "aws_subnet"<text:s/>"subnet2" {</text:p>
      <text:p text:style-name="P107"><text:s text:c="2"/>vpc_id <text:s text:c="4"/>= "${var.vpc_id}"</text:p>
      <text:p text:style-name="P108"><text:s text:c="2"/>cidr_block = "10.0.2.0/24"</text:p>
      <text:p text:style-name="P109"/>
      <text:p text:style-name="P110"><text:s text:c="2"/>tags {</text:p>
      <text:p text:style-name="P111"><text:s text:c="4"/>Name = "subnet2"</text:p>
      <text:p text:style-name="P112"><text:s text:c="2"/>}</text:p>
      <text:p text:style-name="P113">}</text:p>
      <text:p text:style-name="P114">need to declare variable (not required)</text:p>
      <text:p text:style-name="P115"/>
      <text:p text:style-name="P116">variable "subnet2"{</text:p>
      <text:p text:style-name="P117">default ="10.0.2.0/24"</text:p>
      <text:p text:style-name="P118">}</text:p>
      <text:p text:style-name="P119"/>
      <text:p text:style-name="P120">29) terraform validate</text:p>
      <text:p text:style-name="P121">30)terraform plan</text:p>
      <text:p text:style-name="P122">31)terraform apply(after that your 2nd subnet has been created in aws console)</text:p>
      <text:p text:style-name="P123">32)vim gw.tf(gateway)</text:p>
      <text:p text:style-name="P124"/>
      <text:p text:style-name="P125">resource "aws_internet_gateway" "gw" {</text:p>
      <text:p text:style-name="P126"><text:s text:c="2"/>vpc_id = "${var.vpc_id}"</text:p>
      <text:p text:style-name="P127"/>
      <text:p text:style-name="P128"><text:s text:c="2"/>tags {</text:p>
      <text:p text:style-name="P129"><text:s text:c="4"/>Name = "terraform_gw"</text:p>
      <text:p text:style-name="P130"><text:s text:c="2"/>}</text:p>
      <text:p text:style-name="P131">}</text:p>
      <text:p text:style-name="P132"/>
      <text:p text:style-name="Standard"><text:span text:style-name="T133">33)terraform validate</text:span></text:p>
      <text:p text:style-name="P134">34)<text:s text:c="2"/>terraform plan</text:p>
      <text:p text:style-name="P135">35) <text:s/>terraform apply (after that your gate way has been create in aws console)</text:p>
      <text:p text:style-name="P136">37)vim variable.tf (you want to declare variable for route table)</text:p>
      <text:p text:style-name="P137"/>
      <text:p text:style-name="P138">variable "gw_id"{</text:p>
      <text:p text:style-name="P139">default ="igw-ebeddc82"</text:p>
      <text:p text:style-name="P140">}</text:p>
      <text:p text:style-name="P141">38)vim routetable.tf</text:p>
      <text:p text:style-name="P142">resource "aws_route_table"<text:s/>"main" {</text:p>
      <text:p text:style-name="P143"><text:s text:c="2"/>vpc_id = "${var.vpc_id}"</text:p>
      <text:p text:style-name="P144"/>
      <text:soft-page-break/>
      <text:p text:style-name="P145"><text:s text:c="2"/>route {</text:p>
      <text:p text:style-name="P146"><text:s text:c="4"/>cidr_block = "0.0.0.0/0"</text:p>
      <text:p text:style-name="P147"><text:s text:c="4"/>gateway_id = "${var.gw_id}"</text:p>
      <text:p text:style-name="P148"><text:s text:c="2"/>}</text:p>
      <text:p text:style-name="P149"><text:s text:c="2"/>tags {</text:p>
      <text:p text:style-name="P150"><text:s text:c="4"/>Name = "route table"</text:p>
      <text:p text:style-name="P151"><text:s text:c="2"/>} }</text:p>
      <text:p text:style-name="P152">39)terraform validate</text:p>
      <text:p text:style-name="P153">40)terraform plan</text:p>
      <text:p text:style-name="P154">41)terraform apply</text:p>
      <text:p text:style-name="Standard"><text:span text:style-name="T155">42)terraform destro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upesh</dc:creator>
    <meta:creation-date>2018-02-11T18:56:00Z</meta:creation-date>
    <dc:date>2018-02-11T11:35:00Z</dc:date>
    <meta:template xlink:href="Normal" xlink:type="simple"/>
    <meta:editing-cycles>6</meta:editing-cycles>
    <meta:editing-duration>PT7440S</meta:editing-duration>
    <meta:document-statistic meta:page-count="4" meta:paragraph-count="7" meta:word-count="565" meta:character-count="3785" meta:row-count="26" meta:non-whitespace-character-count="3227"/>
  </office:meta>
</office:document-meta>
</file>